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20000013E573F6FD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0b5d" officeooo:paragraph-rsid="000f0b5d"/>
    </style:style>
    <style:style style:name="P2" style:family="paragraph" style:parent-style-name="Standard">
      <style:paragraph-properties fo:text-align="justify" style:justify-single-word="false"/>
      <style:text-properties officeooo:rsid="000f0b5d" officeooo:paragraph-rsid="000f0b5d"/>
    </style:style>
    <style:style style:name="P3" style:family="paragraph" style:parent-style-name="Standard">
      <style:paragraph-properties fo:text-align="justify" style:justify-single-word="false"/>
      <style:text-properties officeooo:rsid="0010c654" officeooo:paragraph-rsid="0010c654"/>
    </style:style>
    <style:style style:name="T1" style:family="text">
      <style:text-properties officeooo:rsid="000fa4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14.670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1.0898in" draw:z-index="0"><draw:image xlink:href="Pictures/1000020100000C420000013E573F6FD8.png" xlink:type="simple" xlink:show="embed" xlink:actuate="onLoad"/></draw:frame></text:p>
      <text:p text:style-name="P1">Using rostopic <text:span text:style-name="T1">pub </text:span>I discovered that the robot moves when there are messages of type geometry_msgs/Twist on topic 'cmd_vel' – the subscriber of node twist_mux <text:span text:style-name="T1">of</text:span> the Husky <text:span text:style-name="T1">robot</text:span> subscribes to those messages.</text:p>
      <text:p text:style-name="P1"/>
      <text:p text:style-name="P1">I then created move_husky node that publishes geometry_msgs/Twist messages <text:span text:style-name="T1">(with some linear and angular values set so the robot drives in circles)</text:span> onto 'cmd_vel' topic, when boolean move_r is true. The boolean is toggled based on messages of type mouse_reader/mouse_event_msg on topic 'mouse'. </text:p>
      <text:p text:style-name="P1"/>
      <text:p text:style-name="P1">The mouse_event_msg has four values of which only the last is used – mouseValue, which is 1 when a mouse button is pressed. <text:span text:style-name="T1">If mouseValue is 1</text:span> the move_husky node<text:span text:style-name="T1">'s 'mouse' topic subscriber callback</text:span> toggles <text:span text:style-name="T1">the node's</text:span> move_r boolean.</text:p>
      <text:p text:style-name="P1"/>
      <text:p text:style-name="P1">The <text:s/>mouse_event_publisher publishes mouse_event_msg onto the <text:span text:style-name="T1">'</text:span>mouse<text:span text:style-name="T1">'</text:span> topic – it's reused node from the practicals.</text:p>
      <text:p text:style-name="P1"/>
      <text:p text:style-name="P3">Juhan Raedo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3:07:40.418238328</meta:creation-date>
    <dc:date>2017-12-14T13:29:33.601148805</dc:date>
    <meta:editing-duration>PT6M1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5" meta:word-count="129" meta:character-count="862" meta:non-whitespace-character-count="733"/>
  </office:meta>
</office:document-meta>
</file>